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29208" officeooo:paragraph-rsid="0002920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ing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font-family-generic="roman" style:font-pitch="variable" style:name="Liberation Serif" svg:font-family="'Liberation Serif'"/>
    <style:font-face style:font-family-generic="swiss" style:font-pitch="variable" style:name="Liberation Sans" svg:font-family="'Liberation Sans'"/>
    <style:font-face style:font-family-generic="system" style:font-pitch="variable" style:name="Arial Unicode MS" svg:font-family="'Arial Unicode MS'"/>
  </office:font-face-decls>
  <office:styles>
    <style:style style:class="text" style:family="paragraph" style:name="Heading" style:next-style-name="text_body" style:parent-style-name="Standard">
      <style:paragraph-properties fo:keep-with-next="always" fo:margin-bottom="0.212cm" fo:margin-top="0.423cm" loext:contextual-spacing="false" fo:text-align="center"/>
      <style:text-properties fo:font-family="'Liberation Sans'" style:font-family-asian="'Arial Unicode MS'" style:font-family-complex="'Arial Unicode MS'" style:font-family-generic="swiss" style:font-family-generic-asian="system" style:font-family-generic-complex="system" style:font-name="Liberation Sans" style:font-name-asian="Arial Unicode MS" style:font-name-complex="Arial Unicode MS" style:font-pitch="variable" style:font-pitch-asian="variable" style:font-pitch-complex="variable" fo:font-size="11pt" style:font-size-asian="11pt" style:font-size-complex="11pt" fo:font-weight="bold" style:font-weight-asian="bold" style:font-weight-complex="bold"/>
    </style:style>
    <style:style style:class="text" style:display-name="Text body" style:family="paragraph" style:name="text_body" style:parent-style-name="Standard">
      <style:paragraph-properties fo:line-height="120%" fo:margin-bottom="0.247cm" fo:margin-top="0cm" loext:contextual-spacing="false"/>
      <style:text-properties fo:font-size="11pt" style:font-name="Calibri2" style:font-size-asian="11pt" style:font-size-complex="11pt"/>
    </style:style>
    <!--
        **  Table contents
        -->
    <style:style style:class="extra" style:display-name="Table Contents" style:family="paragraph" style:name="table_contents_base" style:parent-style-name="Standard">
      <style:paragraph-properties text:line-number="0" text:number-lines="false"/>
      <style:text-properties fo:font-size="11pt" style:font-name="Calibri2" style:font-size-asian="11pt" style:font-size-complex="11pt"/>
    </style:style>
    <style:style style:class="html" style:display-name="Horizontal Line" style:family="paragraph" style:master-page-name="" style:name="horizontal_line" style:next-style-name="Text_20_body" style:parent-style-name="Standard">
      <style:paragraph-properties fo:border-bottom="0.06pt solid #808080" fo:border-left="none" fo:border-right="none" fo:border-top="none" fo:margin-bottom="0.1cm" fo:margin-left="0cm" fo:margin-right="12cm" fo:margin-top="0cm" fo:padding="0cm" fo:text-indent="0cm" loext:contextual-spacing="false" style:auto-text-indent="false" style:join-border="false" style:page-number="auto" style:shadow="none" text:line-number="0" text:number-lines="false"/>
      <style:text-properties fo:font-size="11pt" style:font-size-asian="6pt" style:font-size-complex="6pt"/>
    </style:style>
    <style:default-style style:family="graphic">
      <style:graphic-properties draw:end-line-spacing-horizontal="0.283cm" draw:end-line-spacing-vertical="0.283cm" draw:fill-color="#729fcf" draw:shadow-offset-x="0.3cm" draw:shadow-offset-y="0.3cm" draw:start-line-spacing-horizontal="0.283cm" draw:start-line-spacing-vertical="0.283cm" fo:wrap-option="no-wrap" style:flow-with-text="false" svg:stroke-color="#3465a4"/>
      <style:paragraph-properties style:font-independent-line-spacing="false" style:line-break="strict" style:text-autospace="ideograph-alpha" style:writing-mode="lr-tb">
        <style:tab-stops/>
      </style:paragraph-properties>
      <style:text-properties fo:country="NZ" fo:font-size="12pt" fo:language="en" style:country-asian="CN" style:country-complex="IN" style:font-name="Liberation Serif" style:font-name-asian="Arial Unicode MS" style:font-name-complex="Arial Unicode MS" style:font-size-asian="10.5pt" style:font-size-complex="12pt" style:language-asian="zh" style:language-complex="hi" style:letter-kerning="true" style:use-window-font-color="true"/>
    </style:default-style>
    <!--
        **  Default paragraph styling
        -->
    <style:default-style style:family="paragraph">
      <style:paragraph-properties fo:hyphenation-ladder-count="no-limit" fo:orphans="2" fo:widows="2" style:line-break="strict" style:punctuation-wrap="hanging" style:tab-stop-distance="1.251cm" style:text-autospace="ideograph-alpha" style:writing-mode="page"/>
      <style:text-properties fo:country="NZ" fo:font-size="12pt" fo:hyphenate="false" fo:hyphenation-push-char-count="2" fo:hyphenation-remain-char-count="2" fo:language="en" style:country-asian="CN" style:country-complex="IN" style:font-name="Liberation Serif" style:font-name-asian="Arial Unicode MS" style:font-name-complex="Arial Unicode MS" style:font-size-asian="10.5pt" style:font-size-complex="12pt" style:language-asian="zh" style:language-complex="hi" style:letter-kerning="true" style:use-window-font-color="true"/>
    </style:default-style>
    <!--
        **  Default table styling
        --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list" style:family="paragraph" style:name="List" style:parent-style-name="text_body">
      <style:text-properties style:font-size-asian="12pt"/>
    </style:style>
    <style:style style:class="extra" style:family="paragraph" style:name="Caption" style:parent-style-name="Standard">
      <style:paragraph-properties fo:margin-bottom="0.212cm" fo:margin-top="0.212cm" loext:contextual-spacing="false" text:line-number="0" text:number-lines="false"/>
      <style:text-properties fo:font-size="12pt" fo:font-style="italic" style:font-size-asian="12pt" style:font-size-complex="12pt" style:font-style-asian="italic" style:font-style-complex="italic"/>
    </style:style>
    <style:style style:class="index" style:family="paragraph" style:name="Index" style:parent-style-name="Standard">
      <style:paragraph-properties text:line-number="0" text:number-lines="false"/>
      <style:text-properties style:font-size-asian="12pt"/>
    </style:style>
    <text:outline-style style:name="Outline">
      <text:outline-level-style style:num-format="" text:level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499cm"/>
  </office:styles>
  <!--
    ** Automatic styles
    -->
  <office:automatic-styles>
    <style:page-layout style:name="Mpm1">
      <style:page-layout-properties fo:margin-bottom="2cm" fo:margin-left="2cm" fo:margin-right="2cm" fo:margin-top="2cm" fo:page-height="29.7cm" fo:page-width="21.001cm" style:footnote-max-height="0cm" style:num-format="1" style:print-orientation="portrait" style:writing-mode="lr-tb">
        <style:footnote-sep style:adjustment="left" style:color="#000000" style:distance-after-sep="0.101cm" style:distance-before-sep="0.101cm" style:line-style="solid" style:rel-width="25%" style:width="0.018cm"/>
      </style:page-layout-properties>
    </style:page-layout>
  </office:automatic-styles>
  <!--
    ** Master styles
    --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1T13:41:40.858576000</meta:creation-date>
    <dc:date>2017-01-11T13:41:55.272429000</dc:date>
    <meta:editing-duration>PT15S</meta:editing-duration>
    <meta:editing-cycles>1</meta:editing-cycles>
    <meta:document-statistic meta:table-count="0" meta:image-count="0" meta:object-count="0" meta:page-count="1" meta:paragraph-count="1" meta:word-count="1" meta:character-count="7" meta:non-whitespace-character-count="7"/>
    <meta:generator>LibreOffice/5.2.3.3$MacOSX_X86_64 LibreOffice_project/d54a8868f08a7b39642414cf2c8ef2f228f780cf</meta:generator>
  </office:meta>
</office:document-meta>
</file>